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SLTransformer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SL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SLTransformer.endElement( String uri , String name ,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SLTransformer.startElement( String uri , String name , String raw , Attributes at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SLTransformer.getKe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SLTransformer.makeWebdavEventValidity( HttpURL method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SLTransformer.setup(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SLTransformer.performSearchMethod( String query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0">
            <text:p text:style-name="Table_20_Contents">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